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728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4</text:p>
          </table:table-cell>
          <table:table-cell office:value-type="string">
            <text:p>AM</text:p>
          </table:table-cell>
          <table:table-cell/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6</text:p>
          </table:table-cell>
          <table:table-cell office:value-type="string">
            <text:p>AM</text:p>
          </table:table-cell>
          <table:table-cell/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9:57</text:p>
          </table:table-cell>
          <table:table-cell office:value-type="string">
            <text:p>AM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0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6</text:p>
          </table:table-cell>
          <table:table-cell office:value-type="string">
            <text:p>AM</text:p>
          </table:table-cell>
          <table:table-cell/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8</text:p>
          </table:table-cell>
          <table:table-cell office:value-type="string">
            <text:p>AM</text:p>
          </table:table-cell>
          <table:table-cell/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5</text:p>
          </table:table-cell>
          <table:table-cell office:value-type="string">
            <text:p>AM</text:p>
          </table:table-cell>
          <table:table-cell/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4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6</text:p>
          </table:table-cell>
          <table:table-cell office:value-type="string">
            <text:p>AM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5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21</text:p>
          </table:table-cell>
          <table:table-cell office:value-type="string">
            <text:p>AM</text:p>
          </table:table-cell>
          <table:table-cell/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6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34</text:p>
          </table:table-cell>
          <table:table-cell office:value-type="string">
            <text:p>AM</text:p>
          </table:table-cell>
          <table:table-cell/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7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49</text:p>
          </table:table-cell>
          <table:table-cell office:value-type="string">
            <text:p>AM</text:p>
          </table:table-cell>
          <table:table-cell/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9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55</text:p>
          </table:table-cell>
          <table:table-cell office:value-type="string">
            <text:p>AM</text:p>
          </table:table-cell>
          <table:table-cell/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8</text:p>
          </table:table-cell>
          <table:table-cell office:value-type="string">
            <text:p>PM</text:p>
          </table:table-cell>
          <table:table-cell/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4:52</text:p>
          </table:table-cell>
          <table:table-cell office:value-type="string">
            <text:p>PM</text:p>
          </table:table-cell>
          <table:table-cell/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6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7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8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9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C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6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Boss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FinalBoss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Man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Null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1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5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6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4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topDomination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est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C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D.txt.meta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File</text:p>
          </table:table-cell>
          <table:table-cell office:value-type="string">
            <text:p>Desc</text:p>
          </table:table-cell>
          <table:table-cell office:value-type="string">
            <text:p>Witnessed</text:p>
          </table:table-cell>
          <table:table-cell office:value-type="string">
            <text:p>Implemented</text:p>
          </table:table-cell>
          <table:table-cell office:value-type="string">
            <text:p>Translated</text:p>
          </table:table-cell>
          <table:table-cell office:value-type="string">
            <text:p>&gt;=Poorly Implemented</text:p>
          </table:table-cell>
          <table:table-cell office:value-type="string">
            <text:p>&gt;=Machine Translated</text:p>
          </table:table-cell>
        </table:table-row>
        <table:table-row table:style-name="ro1"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office:value-type="string">
            <text:p>Prologue p1</text:p>
          </table:table-cell>
          <table:table-cell table:number-columns-repeated="5" office:value-type="float" office:value="18832">
            <text:p>18832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office:value-type="string">
            <text:p>abridged pro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7914">
            <text:p>7914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office:value-type="string">
            <text:p>prologue pt 2</text:p>
          </table:table-cell>
          <table:table-cell table:number-columns-repeated="5" office:value-type="float" office:value="12510">
            <text:p>1251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office:value-type="string">
            <text:p>Before battle against Maisie</text:p>
          </table:table-cell>
          <table:table-cell table:number-columns-repeated="5" office:value-type="float" office:value="1574">
            <text:p>1574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office:value-type="string">
            <text:p>Defeating Maisie in a battle</text:p>
          </table:table-cell>
          <table:table-cell table:number-columns-repeated="5" office:value-type="float" office:value="2091">
            <text:p>209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string">
            <text:p>Losing to Maisie in a battle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office:value-type="string">
            <text:p>Fight against Werewolf in a Maisie battle</text:p>
          </table:table-cell>
          <table:table-cell table:number-columns-repeated="5" office:value-type="float" office:value="2239">
            <text:p>223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office:value-type="string">
            <text:p>A battle loss, maybe against Werewolf</text:p>
          </table:table-cell>
          <table:table-cell office:value-type="float" office:value="0">
            <text:p>0</text:p>
          </table:table-cell>
          <table:table-cell table:number-columns-repeated="4" office:value-type="float" office:value="1038">
            <text:p>1038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office:value-type="string">
            <text:p>Talk about dealing with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2194">
            <text:p>2194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office:value-type="string">
            <text:p>Attacking the magical cannon with a plan</text:p>
          </table:table-cell>
          <table:table-cell office:value-type="float" office:value="0">
            <text:p>0</text:p>
          </table:table-cell>
          <table:table-cell table:number-columns-repeated="4" office:value-type="float" office:value="3732">
            <text:p>3732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office:value-type="string">
            <text:p>Defeat of Werewolf and capturing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4405">
            <text:p>4405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office:value-type="string">
            <text:p>Final battle against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2121">
            <text:p>21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string">
            <text:p>no dia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153">
            <text:p>153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office:value-type="string">
            <text:p>Kill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3854">
            <text:p>3854</text:p>
          </table:table-cell>
        </table:table-row>
        <table:table-row table:style-name="ro1"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office:value-type="string">
            <text:p>Forgiv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9577">
            <text:p>9577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office:value-type="string">
            <text:p>Ulal mountain +pie</text:p>
          </table:table-cell>
          <table:table-cell office:value-type="float" office:value="0">
            <text:p>0</text:p>
          </table:table-cell>
          <table:table-cell table:number-columns-repeated="4" office:value-type="float" office:value="7333">
            <text:p>7333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office:value-type="string">
            <text:p>Ulal mountain avalache + drowned man</text:p>
          </table:table-cell>
          <table:table-cell office:value-type="float" office:value="0">
            <text:p>0</text:p>
          </table:table-cell>
          <table:table-cell table:number-columns-repeated="4" office:value-type="float" office:value="11260">
            <text:p>11260</text:p>
          </table:table-cell>
        </table:table-row>
        <table:table-row table:style-name="ro1"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office:value-type="string">
            <text:p>Carton's misgivings</text:p>
          </table:table-cell>
          <table:table-cell office:value-type="float" office:value="0">
            <text:p>0</text:p>
          </table:table-cell>
          <table:table-cell table:number-columns-repeated="4" office:value-type="float" office:value="11902">
            <text:p>11902</text:p>
          </table:table-cell>
        </table:table-row>
        <table:table-row table:style-name="ro1"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office:value-type="string">
            <text:p>Olivia's death</text:p>
          </table:table-cell>
          <table:table-cell office:value-type="float" office:value="0">
            <text:p>0</text:p>
          </table:table-cell>
          <table:table-cell table:number-columns-repeated="4" office:value-type="float" office:value="21402">
            <text:p>2140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office:value-type="string">
            <text:p>Alice hears news of Vega killing Olivia and taking her territory</text:p>
          </table:table-cell>
          <table:table-cell office:value-type="float" office:value="0">
            <text:p>0</text:p>
          </table:table-cell>
          <table:table-cell table:number-columns-repeated="4" office:value-type="float" office:value="1418">
            <text:p>1418</text:p>
          </table:table-cell>
        </table:table-row>
        <table:table-row table:style-name="ro1"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office:value-type="string">
            <text:p>Helen argues with Torianna and leaves to kill Vega and fails</text:p>
          </table:table-cell>
          <table:table-cell office:value-type="float" office:value="0">
            <text:p>0</text:p>
          </table:table-cell>
          <table:table-cell table:number-columns-repeated="4" office:value-type="float" office:value="9696">
            <text:p>9696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office:value-type="string">
            <text:p>Torianna allies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5635">
            <text:p>563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office:value-type="string">
            <text:p>Guessing that Alice is attacking Torianna after she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1033">
            <text:p>10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string">
            <text:p>no dialogue</text:p>
          </table:table-cell>
          <table:table-cell table:number-columns-repeated="5" office:value-type="float" office:value="141">
            <text:p>141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office:value-type="string">
            <text:p>Alice attacking Torianna who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6125">
            <text:p>6125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office:value-type="string">
            <text:p>Marugeru digs up Olivia's body for her heart</text:p>
          </table:table-cell>
          <table:table-cell office:value-type="float" office:value="0">
            <text:p>0</text:p>
          </table:table-cell>
          <table:table-cell table:number-columns-repeated="4" office:value-type="float" office:value="1638">
            <text:p>1638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office:value-type="string">
            <text:p>Vega surrenders to Alice or dies</text:p>
          </table:table-cell>
          <table:table-cell office:value-type="float" office:value="0">
            <text:p>0</text:p>
          </table:table-cell>
          <table:table-cell table:number-columns-repeated="4" office:value-type="float" office:value="6372">
            <text:p>6372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office:value-type="string">
            <text:p>Alice asks for Torianna's surrender and gets it</text:p>
          </table:table-cell>
          <table:table-cell office:value-type="float" office:value="0">
            <text:p>0</text:p>
          </table:table-cell>
          <table:table-cell table:number-columns-repeated="4" office:value-type="float" office:value="5648">
            <text:p>5648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office:value-type="string">
            <text:p>Vega surrender or death to avenge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6254">
            <text:p>6254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39">
            <text:p>5939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41">
            <text:p>5941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859">
            <text:p>5859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office:value-type="string">
            <text:p>Alice wins a battle against Triaina</text:p>
          </table:table-cell>
          <table:table-cell office:value-type="float" office:value="0">
            <text:p>0</text:p>
          </table:table-cell>
          <table:table-cell table:number-columns-repeated="4" office:value-type="float" office:value="1481">
            <text:p>148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office:value-type="string">
            <text:p>Olivia, Triaina, and Marugel talk</text:p>
          </table:table-cell>
          <table:table-cell office:value-type="float" office:value="0">
            <text:p>0</text:p>
          </table:table-cell>
          <table:table-cell table:number-columns-repeated="4" office:value-type="float" office:value="2700">
            <text:p>2700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office:value-type="string">
            <text:p>Triaina flees to join Olivia in the face of Alice's army</text:p>
          </table:table-cell>
          <table:table-cell office:value-type="float" office:value="0">
            <text:p>0</text:p>
          </table:table-cell>
          <table:table-cell table:number-columns-repeated="4" office:value-type="float" office:value="4079">
            <text:p>407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string">
            <text:p>no dialogue</text:p>
          </table:table-cell>
          <table:table-cell table:number-columns-repeated="5" office:value-type="float" office:value="205">
            <text:p>20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office:value-type="string">
            <text:p>Alice captures Triaina's territory after defeating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1213">
            <text:p>1213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office:value-type="string">
            <text:p>Marugel rejoins Triaina at Olivia's after his defeat</text:p>
          </table:table-cell>
          <table:table-cell office:value-type="float" office:value="0">
            <text:p>0</text:p>
          </table:table-cell>
          <table:table-cell table:number-columns-repeated="4" office:value-type="float" office:value="4507">
            <text:p>4507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office:value-type="string">
            <text:p>Triple flank from Olivia, Triaina, and Marugel against Alice</text:p>
          </table:table-cell>
          <table:table-cell office:value-type="float" office:value="0">
            <text:p>0</text:p>
          </table:table-cell>
          <table:table-cell table:number-columns-repeated="4" office:value-type="float" office:value="2291">
            <text:p>2291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office:value-type="string">
            <text:p>Alice's army surrounded</text:p>
          </table:table-cell>
          <table:table-cell office:value-type="float" office:value="0">
            <text:p>0</text:p>
          </table:table-cell>
          <table:table-cell table:number-columns-repeated="4" office:value-type="float" office:value="5884">
            <text:p>5884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office:value-type="string">
            <text:p>Some post battle chatter between Olvia and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6852">
            <text:p>6852</text:p>
          </table:table-cell>
        </table:table-row>
        <table:table-row table:style-name="ro2"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office:value-type="string">
            <text:p>Alice uses a strategy to outflank Triaina and allies</text:p>
          </table:table-cell>
          <table:table-cell office:value-type="float" office:value="0">
            <text:p>0</text:p>
          </table:table-cell>
          <table:table-cell table:number-columns-repeated="4" office:value-type="float" office:value="4106">
            <text:p>41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string">
            <text:p>no dialogue</text:p>
          </table:table-cell>
          <table:table-cell table:number-columns-repeated="5" office:value-type="float" office:value="149">
            <text:p>14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string">
            <text:p>no dialogue</text:p>
          </table:table-cell>
          <table:table-cell table:number-columns-repeated="5" office:value-type="float" office:value="191">
            <text:p>191</text:p>
          </table:table-cell>
        </table:table-row>
        <table:table-row table:style-name="ro1"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office:value-type="string">
            <text:p>Mostly Triaina and Oliva's absorption into Alic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office:value-type="string">
            <text:p>Alice attacks I think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office:value-type="string">
            <text:p>Triana reinforces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string">
            <text:p>Triana can't reinforce Olivia in tim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office:value-type="string">
            <text:p>Triaina reinforcing Olivia and having a hard ti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office:value-type="string">
            <text:p>Alice attack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78">
            <text:p>5478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office:value-type="string">
            <text:p>Alice battle against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office:value-type="string">
            <text:p>Alice defeats Gruman of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office:value-type="string">
            <text:p>Alice formulates plan to defeat a giant drag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office:value-type="string">
            <text:p>Alice honeypots giant dragon with mais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33">
            <text:p>14133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office:value-type="string">
            <text:p>Vega finds out the giant dragon was kill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office:value-type="string">
            <text:p>Alice fights another battle against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1">
            <text:p>879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string">
            <text:p>no dialogue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 office:value-type="string">
            <text:p>no dialogue</text:p>
          </table:table-cell>
          <table:table-cell table:number-columns-repeated="5" office:value-type="float" office:value="61">
            <text:p>61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office:value-type="string">
            <text:p>Vega is in bad shape and about to lose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string">
            <text:p>no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office:value-type="string">
            <text:p>Alice defeat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444">
            <text:p>12444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5">
            <text:p>6855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office:value-type="string">
            <text:p>Charlotte's introduct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office:value-type="string">
            <text:p>Alice attacks Charlot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office:value-type="string">
            <text:p>I think Charlotte lost a batt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office:value-type="string">
            <text:p>Charlotte discussing threat of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office:value-type="string">
            <text:p>Alice fighting against Charlotte's forces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 office:value-type="string">
            <text:p>no dialogue</text:p>
          </table:table-cell>
          <table:table-cell table:number-columns-repeated="5" office:value-type="float" office:value="86">
            <text:p>86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office:value-type="string">
            <text:p>Loss of Charlott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office:value-type="string">
            <text:p>Alice attacking one of Charlotte's fo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office:value-type="string">
            <text:p>Alice retrea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office:value-type="string">
            <text:p>Alice plans to defeat Charlotte's dru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69">
            <text:p>966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office:value-type="string">
            <text:p>Another attack against Charlotte's for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office:value-type="string">
            <text:p>Charlotte offers surrender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155">
            <text:p>10155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office:value-type="string">
            <text:p>Alice trying to figure out how to debuff Charlotte's subordina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55">
            <text:p>11755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office:value-type="string">
            <text:p>Emil is kidnapped I guess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office:value-type="string">
            <text:p>Emil making some more of pill for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office:value-type="string">
            <text:p>Emil is sick at Alice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office:value-type="string">
            <text:p>Emil finishes some antidote medic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office:value-type="string">
            <text:p>Approach to give Emma medic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office:value-type="string">
            <text:p>Medicine takes effect on Emma or maybe no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044">
            <text:p>27044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office:value-type="string">
            <text:p>Akari's introduction. Puppet master witch I guess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office:value-type="string">
            <text:p>Pumpkin puppet opens package and summons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office:value-type="string">
            <text:p>Akari drugged and pumpkin king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office:value-type="string">
            <text:p>Alice attacking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35">
            <text:p>7035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office:value-type="string">
            <text:p>Alice repels pumpkin 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office:value-type="string">
            <text:p>Akari happy in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office:value-type="string">
            <text:p>Pumpking and minions talking about Alice's invas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string">
            <text:p>no text?</text:p>
          </table:table-cell>
          <table:table-cell table:number-columns-repeated="5" office:value-type="float" office:value="998">
            <text:p>99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string">
            <text:p>no text?</text:p>
          </table:table-cell>
          <table:table-cell table:number-columns-repeated="5" office:value-type="float" office:value="443">
            <text:p>443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office:value-type="string">
            <text:p>Pumpking loos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office:value-type="string">
            <text:p>Alice retreats from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office:value-type="string">
            <text:p>Alice formulating plan about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office:value-type="string">
            <text:p>Alice infiltrates Pumpking and rescues Akar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355">
            <text:p>20355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office:value-type="string">
            <text:p>Poison itch and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style-name="ce1" office:value-type="string">
            <text:p>Meg helping Lily gather zombie pa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office:value-type="string">
            <text:p>Alice and Lily trash tal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string">
            <text:p>no text?</text:p>
          </table:table-cell>
          <table:table-cell table:number-columns-repeated="5" office:value-type="float" office:value="106">
            <text:p>106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office:value-type="string">
            <text:p>Alice kills Lily Mig takes over a bit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919">
            <text:p>8919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office:value-type="string">
            <text:p>Migs zombies att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office:value-type="string">
            <text:p>Some sort of zombie eating spectre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office:value-type="string">
            <text:p>Fighting giant zomb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 office:value-type="string">
            <text:p>no text?</text:p>
          </table:table-cell>
          <table:table-cell table:number-columns-repeated="5" office:value-type="float" office:value="91">
            <text:p>9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string">
            <text:p>Destroyed lef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string">
            <text:p>Going after righ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string">
            <text:p>Right arm destroye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table:style-name="ce1" office:value-type="string">
            <text:p>Final attack on zombie l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office:value-type="string">
            <text:p>Alice recruits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28">
            <text:p>8328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office:value-type="string">
            <text:p>Ditt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office:value-type="string">
            <text:p>Eri and Cidre confronting Ryza</text:p>
          </table:table-cell>
          <table:table-cell office:value-type="float" office:value="0">
            <text:p>0</text:p>
          </table:table-cell>
          <table:table-cell table:number-columns-repeated="4" office:value-type="float" office:value="2434">
            <text:p>2434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office:value-type="string">
            <text:p>Eri is recklessly attac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81">
            <text:p>428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office:value-type="string">
            <text:p>Veronica has the upper han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string">
            <text:p>no text?</text:p>
          </table:table-cell>
          <table:table-cell table:number-columns-repeated="5" office:value-type="float" office:value="104">
            <text:p>10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string">
            <text:p>no text?</text:p>
          </table:table-cell>
          <table:table-cell table:number-columns-repeated="5" office:value-type="float" office:value="743">
            <text:p>7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 office:value-type="string">
            <text:p>no text?</text:p>
          </table:table-cell>
          <table:table-cell table:number-columns-repeated="5" office:value-type="float" office:value="95">
            <text:p>9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string">
            <text:p>no text?</text:p>
          </table:table-cell>
          <table:table-cell table:number-columns-repeated="5" office:value-type="float" office:value="791">
            <text:p>79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string">
            <text:p>no text?</text:p>
          </table:table-cell>
          <table:table-cell table:number-columns-repeated="5" office:value-type="float" office:value="115">
            <text:p>11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string">
            <text:p>no text?</text:p>
          </table:table-cell>
          <table:table-cell table:number-columns-repeated="5" office:value-type="float" office:value="747">
            <text:p>74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office:value-type="string">
            <text:p>Eri and Cidre losing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string">
            <text:p>no text?</text:p>
          </table:table-cell>
          <table:table-cell table:number-columns-repeated="5" office:value-type="float" office:value="110">
            <text:p>11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office:value-type="string">
            <text:p>Alice bad drea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string">
            <text:p>no text?</text:p>
          </table:table-cell>
          <table:table-cell table:number-columns-repeated="5" office:value-type="float" office:value="765">
            <text:p>765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office:value-type="string">
            <text:p>Ryza struggling against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office:value-type="string">
            <text:p>Veronica versus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61">
            <text:p>31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office:value-type="string">
            <text:p>Eri and Cidre losing, but not retreat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string">
            <text:p>no text?</text:p>
          </table:table-cell>
          <table:table-cell table:number-columns-repeated="5" office:value-type="float" office:value="113">
            <text:p>113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office:value-type="string">
            <text:p>veronica guerilla tactics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string">
            <text:p>no text?</text:p>
          </table:table-cell>
          <table:table-cell table:number-columns-repeated="5" office:value-type="float" office:value="753">
            <text:p>753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office:value-type="string">
            <text:p>More Veronica v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office:value-type="string">
            <text:p>Veronica ambush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string">
            <text:p>no text?</text:p>
          </table:table-cell>
          <table:table-cell table:number-columns-repeated="5" office:value-type="float" office:value="751">
            <text:p>75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office:value-type="string">
            <text:p>Nia driven crazy by constant attacks by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office:value-type="string">
            <text:p>Veronica, Eric and Cidre talk. Also Ryza and Nia. Advantage V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office:value-type="string">
            <text:p>Ryza thunderbolt attack on Fort Leningra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string">
            <text:p>Leningrad heavy fighting between Veronica and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office:value-type="string">
            <text:p>Veronica on offensive with Cidre leading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office:value-type="string">
            <text:p>Veronica winning war of attrition against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office:value-type="string">
            <text:p>Marugeru delivers heart to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office:value-type="string">
            <text:p>Veronica trying to finish off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office:value-type="string">
            <text:p>Realizes Ryza's forces are packed with homunculo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string">
            <text:p>no text?</text:p>
          </table:table-cell>
          <table:table-cell table:number-columns-repeated="5" office:value-type="float" office:value="725">
            <text:p>7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office:value-type="string">
            <text:p>Leningrad lost to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office:value-type="string">
            <text:p>Town of Warsaw Veronica v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office:value-type="string">
            <text:p>Veronica fled from Warsa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office:value-type="string">
            <text:p>Veronica takes in Alice as a child after Ryza and Nia bully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office:value-type="string">
            <text:p>Veronica takes Alice to the circ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string">
            <text:p>no text?</text:p>
          </table:table-cell>
          <table:table-cell table:number-columns-repeated="5" office:value-type="float" office:value="752">
            <text:p>7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 office:value-type="string">
            <text:p>no text?</text:p>
          </table:table-cell>
          <table:table-cell table:number-columns-repeated="5" office:value-type="float" office:value="48">
            <text:p>48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office:value-type="string">
            <text:p>Ryza and Nia cause circus trouble and Veronica saves the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228">
            <text:p>1622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string">
            <text:p>no text?</text:p>
          </table:table-cell>
          <table:table-cell table:number-columns-repeated="5" office:value-type="float" office:value="722">
            <text:p>722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office:value-type="string">
            <text:p>Veronica and Eli captured. Eli flees to join Alic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37">
            <text:p>733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office:value-type="string">
            <text:p>Eli in Alice's custod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office:value-type="string">
            <text:p>Eli talks to Alice's forces about her past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65">
            <text:p>1416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string">
            <text:p>no text?</text:p>
          </table:table-cell>
          <table:table-cell table:number-columns-repeated="5" office:value-type="float" office:value="501">
            <text:p>50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office:value-type="string">
            <text:p>Cidre evading capture by Ryz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office:value-type="string">
            <text:p>Eli reveals world tree is the path to the north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75">
            <text:p>407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string">
            <text:p>Canceling invasion from Alice into a for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office:value-type="string">
            <text:p>Alice reaches world tre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string">
            <text:p>no text?</text:p>
          </table:table-cell>
          <table:table-cell table:number-columns-repeated="5" office:value-type="float" office:value="107">
            <text:p>107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office:value-type="string">
            <text:p>Ryza looking for a route south, assigns the task to Marugeru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office:value-type="string">
            <text:p>Marugeru found the route according to Ryza/Nia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office:value-type="string">
            <text:p>Ryza starting to break down tree with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string">
            <text:p>Alice and Ryza's Homunculi meet mid world tre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office:value-type="string">
            <text:p>At Alice's house she talks to Eli about the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office:value-type="string">
            <text:p>Alice attacks forr Leningrad with a tow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office:value-type="string">
            <text:p>Ryza tells Veronica about Alice. Sending Homunculus after he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39">
            <text:p>10439</text:p>
          </table:table-cell>
        </table:table-row>
        <table:table-row table:style-name="ro1"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2">
            <text:p>10442</text:p>
          </table:table-cell>
        </table:table-row>
        <table:table-row table:style-name="ro1"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4">
            <text:p>1044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office:value-type="string">
            <text:p>Alice in Maginot line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office:value-type="string">
            <text:p>Alice at Maginot central line. Veronica about to be execut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string">
            <text:p>Alice cancels an invasion for not occupying all of Maginot l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office:value-type="string">
            <text:p>Alice saves veronica, Nia shot and Ryza escap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office:value-type="string">
            <text:p>Nia dies I thin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office:value-type="string">
            <text:p>Ryza kills herself by pulling out her heart to use with Nia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office:value-type="string">
            <text:p>Ryza and Nia become the homunculus Ryza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57">
            <text:p>325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string">
            <text:p>no text?</text:p>
          </table:table-cell>
          <table:table-cell table:number-columns-repeated="5" office:value-type="float" office:value="237">
            <text:p>237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office:value-type="string">
            <text:p>Veronica killed by Ryza at Maginot central by gullot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office:value-type="string">
            <text:p>Alice in shock Eri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office:value-type="string">
            <text:p>Ryza, Nia + Veronica is the Razanika Homunculus kill Eli and other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5">
            <text:p>1156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string">
            <text:p>Alice retreats from someth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string">
            <text:p>Alice tries again to kill I guess a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string">
            <text:p>no text?</text:p>
          </table:table-cell>
          <table:table-cell table:number-columns-repeated="5" office:value-type="float" office:value="153">
            <text:p>153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office:value-type="string">
            <text:p>Duplicate for Ryza + Nia Homunculus creation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office:value-type="string">
            <text:p>Duplicate Ryazania v Alice at Veronica's pala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string">
            <text:p>no text?</text:p>
          </table:table-cell>
          <table:table-cell table:number-columns-repeated="5" office:value-type="float" office:value="346">
            <text:p>346</text:p>
          </table:table-cell>
        </table:table-row>
        <table:table-row table:style-name="ro1"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5">
            <text:p>13765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string">
            <text:p>Alice not going into Mt Barbaross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office:value-type="string">
            <text:p>Alice meets Holy Belle at Mt Barbarossa thanks to losing her marbl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36">
            <text:p>11736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office:value-type="string">
            <text:p>Alice gets to Holy Belle and she'll share power if Alice beats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office:value-type="string">
            <text:p>Alice beats Holy Belle and is powered up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86">
            <text:p>398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string">
            <text:p>Alice loses to Holy Belle and vows to come b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string">
            <text:p>Another attempt from Alice to beat Holy Bel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office:value-type="string">
            <text:p>Alice Bar sce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63">
            <text:p>8663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office:value-type="string">
            <text:p>An Olivia and Hele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office:value-type="string">
            <text:p>An Alice and a Torianna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office:value-type="string">
            <text:p>Alice Gambles at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office:value-type="string">
            <text:p>Map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392">
            <text:p>239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office:value-type="string">
            <text:p>Battle Unit selection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587">
            <text:p>4587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office:value-type="string">
            <text:p>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462">
            <text:p>446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office:value-type="string">
            <text:p>Capturing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728">
            <text:p>2728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office:value-type="string">
            <text:p>Post 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1286">
            <text:p>1286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office:value-type="string">
            <text:p>Troop recruiting+end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637">
            <text:p>2637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office:value-type="string">
            <text:p>More tutorial about leveling up troop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office:value-type="string">
            <text:p>Seems like a tutorial for entering tow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office:value-type="string">
            <text:p>Alice dies with Ryzania. Eli and Cidre survive mayb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49">
            <text:p>9349</text:p>
          </table:table-cell>
        </table:table-row>
        <table:table-row table:style-name="ro1"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office:value-type="string">
            <text:p>Alice wins and survives along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51">
            <text:p>16651</text:p>
          </table:table-cell>
        </table:table-row>
        <table:table-row table:style-name="ro1"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office:value-type="string">
            <text:p>Some boy on a train primar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962">
            <text:p>1996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string">
            <text:p>Alice dies probably prematurely</text:p>
          </table:table-cell>
          <table:table-cell office:value-type="float" office:value="0">
            <text:p>0</text:p>
          </table:table-cell>
          <table:table-cell table:number-columns-repeated="4" office:value-type="float" office:value="228">
            <text:p>2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string">
            <text:p>Ditto</text:p>
          </table:table-cell>
          <table:table-cell office:value-type="float" office:value="0">
            <text:p>0</text:p>
          </table:table-cell>
          <table:table-cell table:number-columns-repeated="4" office:value-type="float" office:value="408">
            <text:p>40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string">
            <text:p>Alice loses her mansion -instant defeat I guess.</text:p>
          </table:table-cell>
          <table:table-cell office:value-type="float" office:value="0">
            <text:p>0</text:p>
          </table:table-cell>
          <table:table-cell table:number-columns-repeated="4" office:value-type="float" office:value="403">
            <text:p>4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string">
            <text:p>End of trial version of the g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 office:value-type="string">
            <text:p>no text?</text:p>
          </table:table-cell>
          <table:table-cell table:number-columns-repeated="5" office:value-type="float" office:value="93">
            <text:p>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 office:value-type="string">
            <text:p>no text?</text:p>
          </table:table-cell>
          <table:table-cell table:number-columns-repeated="5" office:value-type="float" office:value="87">
            <text:p>8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string">
            <text:p>Bonus stuff gotten with Mana crystals</text:p>
          </table:table-cell>
          <table:table-cell office:value-type="float" office:value="0">
            <text:p>0</text:p>
          </table:table-cell>
          <table:table-cell table:number-columns-repeated="4" office:value-type="float" office:value="884">
            <text:p>8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 office:value-type="string">
            <text:p>no text?</text:p>
          </table:table-cell>
          <table:table-cell table:number-columns-repeated="5" office:value-type="float" office:value="41">
            <text:p>4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 office:value-type="string">
            <text:p>no text?</text:p>
          </table:table-cell>
          <table:table-cell table:number-columns-repeated="5" office:value-type="float" office:value="85">
            <text:p>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string">
            <text:p>Alice calls off an invasion for attacking too many territor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string">
            <text:p>no tex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string">
            <text:p>Alice calls off an invasion for lacking a “breakthrough”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string">
            <text:p>Alice calls off an invasion for bad positio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office:value-type="string">
            <text:p>Explanation that capturing zombies is futi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string">
            <text:p>no text?</text:p>
          </table:table-cell>
          <table:table-cell table:number-columns-repeated="5" office:value-type="float" office:value="437">
            <text:p>4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office:value-type="string">
            <text:p>Eri joining Alice improves the econom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66">
            <text:p>426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string">
            <text:p>Only one territory can be occupied in a da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string">
            <text:p>no text?</text:p>
          </table:table-cell>
          <table:table-cell table:number-columns-repeated="5" office:value-type="float" office:value="273">
            <text:p>27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string">
            <text:p>no text?</text:p>
          </table:table-cell>
          <table:table-cell table:number-columns-repeated="5" office:value-type="float" office:value="276">
            <text:p>276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office:value-type="string">
            <text:p>Eating cont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office:value-type="string">
            <text:p>Alice sells shaved 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16">
            <text:p>4016</text:p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office:value-type="string">
            <text:p>Alice's Ice festival fiasc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465">
            <text:p>8465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office:value-type="string">
            <text:p>Kasum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office:value-type="string">
            <text:p>Alice and Cheshire walk into a bar</text:p>
          </table:table-cell>
          <table:table-cell office:value-type="float" office:value="0">
            <text:p>0</text:p>
          </table:table-cell>
          <table:table-cell table:number-columns-repeated="4" office:value-type="float" office:value="3624">
            <text:p>3624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office:value-type="string">
            <text:p>Alice finds Torianna working in the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office:value-type="string">
            <text:p>Kasmi walks into a bar (duplicate?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office:value-type="string">
            <text:p>Akar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35">
            <text:p>4535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office:value-type="string">
            <text:p>Akari brings a pumpkin cake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417">
            <text:p>7417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office:value-type="string">
            <text:p>Alice and a mermaid walk into a bar (Olivia dead I think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office:value-type="string">
            <text:p>Charlotte and Alic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office:value-type="string">
            <text:p>Alice and Maisi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56">
            <text:p>6156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office:value-type="string">
            <text:p>Veronica teaches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office:value-type="string">
            <text:p>Veronica continued to teach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978">
            <text:p>9978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office:value-type="string">
            <text:p>Veronica and a third magic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office:value-type="string">
            <text:p>A giant, a piece of candy and a sexy voice walk into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office:value-type="string">
            <text:p>Not enough mana and a math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office:value-type="string">
            <text:p>Alice and the three stoogeses walk inot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704">
            <text:p>5704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office:value-type="string">
            <text:p>A quest for a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office:value-type="string">
            <text:p>Yellow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office:value-type="string">
            <text:p>Alice goes shopp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office:value-type="string">
            <text:p>Alice watches a hero sho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87">
            <text:p>9687</text:p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office:value-type="string">
            <text:p>Cidre grows some nu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19">
            <text:p>9619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office:value-type="string">
            <text:p>Mig's training begin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office:value-type="string">
            <text:p>Mig's Piccolo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office:value-type="string">
            <text:p>Mig's still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97">
            <text:p>709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office:value-type="string">
            <text:p>Mig attacked by lizar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office:value-type="string">
            <text:p>Mig surviv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01">
            <text:p>4401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office:value-type="string">
            <text:p>Mig saved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58">
            <text:p>58</text:p>
          </table:table-cell>
        </table:table-row>
        <table:table-row table:style-name="ro1">
          <table:table-cell table:formula="of:=SUM([.A2:.A277])" office:value-type="float" office:value="1169376">
            <text:p>1169376</text:p>
          </table:table-cell>
          <table:table-cell table:number-columns-repeated="2"/>
          <table:table-cell table:formula="of:=SUM([.D2:.D277])" office:value-type="float" office:value="51751">
            <text:p>51751</text:p>
          </table:table-cell>
          <table:table-cell table:formula="of:=SUM([.E2:.E277])" office:value-type="float" office:value="355799">
            <text:p>355799</text:p>
          </table:table-cell>
          <table:table-cell table:formula="of:=SUM([.F2:.F277])" office:value-type="float" office:value="355799">
            <text:p>355799</text:p>
          </table:table-cell>
          <table:table-cell table:formula="of:=SUM([.G2:.G277])" office:value-type="float" office:value="355799">
            <text:p>355799</text:p>
          </table:table-cell>
          <table:table-cell table:formula="of:=SUM([.H2:.H277])" office:value-type="float" office:value="1169376">
            <text:p>1169376</text:p>
          </table:table-cell>
        </table:table-row>
        <table:table-row table:style-name="ro1">
          <table:table-cell table:number-columns-repeated="3"/>
          <table:table-cell table:style-name="ce2" table:formula="of:=[.D278]/[.A278]" office:value-type="percentage" office:value="0.0442552267192075">
            <text:p>4.43%</text:p>
          </table:table-cell>
          <table:table-cell table:style-name="ce2" table:formula="of:=[.E278]/[.A278]" office:value-type="percentage" office:value="0.304263983526257">
            <text:p>30.43%</text:p>
          </table:table-cell>
          <table:table-cell table:style-name="ce2" table:formula="of:=[.F278]/[.A278]" office:value-type="percentage" office:value="0.304263983526257">
            <text:p>30.43%</text:p>
          </table:table-cell>
          <table:table-cell table:style-name="ce2" table:formula="of:=[.G278]/[.A278]" office:value-type="percentage" office:value="0.304263983526257">
            <text:p>30.43%</text:p>
          </table:table-cell>
          <table:table-cell table:style-name="ce2" table:formula="of:=[.H278]/[.A278]" office:value-type="percentage" office:value="1">
            <text:p>100.00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09/20/2023</text:date>, <text:time>19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hillips</meta:initial-creator>
    <meta:creation-date>2023-01-13T22:09:16.58</meta:creation-date>
    <dc:date>2023-09-20T19:07:52.39</dc:date>
    <dc:creator>James Phillips</dc:creator>
    <meta:editing-duration>P4DT22H50M3S</meta:editing-duration>
    <meta:editing-cycles>51</meta:editing-cycles>
    <meta:generator>OpenOffice/4.1.3$Win32 OpenOffice.org_project/413m1$Build-9783</meta:generator>
    <meta:document-statistic meta:table-count="3" meta:cell-count="4961" meta:object-count="0"/>
  </office:meta>
</office:document-meta>
</file>